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D000000F20CA1BFB7E2781C69.png" manifest:media-type="image/png"/>
  <manifest:file-entry manifest:full-path="Pictures/10000BF7000040910000105B37997E9E2B4F1DA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5.021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9409in" svg:y="-0.3256in" svg:width="4.811in" svg:height="1.2193in" draw:z-index="1"><draw:image xlink:href="Pictures/10000BF7000040910000105B37997E9E2B4F1DA0.svg" xlink:type="simple" xlink:show="embed" xlink:actuate="onLoad" loext:mime-type="image/svg+xml"/><draw:image xlink:href="Pictures/10000201000003BD000000F20CA1BFB7E2781C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5" svg:width="5.9579in" svg:height="5.0217in" draw:transform="skewX (3.85924155697884E-017) rotate (-0.261799387799149) translate (1.31527777777778in 0.00902777777777778in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20-03-01T14:31:56.529483343</dc:date>
    <meta:editing-duration>PT17M44S</meta:editing-duration>
    <meta:editing-cycles>6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